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6pt" fo:font-weight="normal"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T1" style:family="text">
      <style:text-properties fo:font-size="12pt" style:font-size-asian="12pt" style:font-size-complex="12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Planer V2</text:p>
      <text:p text:style-name="P1"/>
      <text:p text:style-name="P3"><text:tab/>Technical description of the application</text:p>
      <text:p text:style-name="P2"/>
      <text:p text:style-name="P2"><text:tab/><text:span text:style-name="T1">The application was written in Java (version 1.8). This is a web application. The Spark framework for Java has been used to create it. HTML, version 5.0, CSS 3.0 and JavaScript (used to return to the previously visited page with data) were used for the front end. Apache Maven is used to support plugins (framework). The HTML 5.0, CSS 3.0 and JavaScript (used to return to the previously visited page with data) were used for the front-end. Apache Maven is used to support plugins (including framework). </text:span></text:p>
      <text:p text:style-name="P2"><text:span text:style-name="T1"/></text:p>
      <text:p text:style-name="P2"><text:span text:style-name="T1"><text:tab/>There are three classes in the code:</text:span></text:p>
      <text:p text:style-name="P2"><text:span text:style-name="T1"><text:tab/>- Main (represents the logic of the whole application)</text:span></text:p>
      <text:p text:style-name="P2"><text:span text:style-name="T1"><text:tab/>- Meetings (representing meetings)</text:span></text:p>
      <text:p text:style-name="P2"><text:span text:style-name="T1"><text:tab/>- Rooms (representing rooms)</text:span></text:p>
      <text:p text:style-name="P2"><text:span text:style-name="T1"/></text:p>
      <text:p text:style-name="P2"><text:span text:style-name="T1"><text:tab/>ArrayDeque was used to collect meetings and rooms. The main site in this case is index.html. The freeMarkerEngine tool was used to display data on the sites (the objects that are in the application are dumped to the templates and then displayed on the sites using the tags to retrieve the data).</text:span></text:p>
      <text:p text:style-name="P2"><text:span text:style-name="T1"/></text:p>
      <text:p text:style-name="P2"><text:span text:style-name="T1"><text:tab/>When creating a new meeting, we need to give the name, date of the meeting, the start time of the meeting, the end time of the meeting, the description of the meeting and the number room of the meeting. The application passes the POST data using the button, which are retrieved by the method. To remember newly created data are used cookies. Then, the method for the path "/newMeetingOut" calculates the duration of the meeting, first formatting the start time and the end time respectively by the specified pattern. Then this method checks if the meeting is within the time limits (15 to 120 minutes), if we go past this time, we will be redirected to the appropriate site and we will be able to agree to an improvement or completely resign from editing (in which case the meeting will not be created ). After this check, it will be verified that the time of the meeting does not interfere with another meeting taking place at the same time in the same room. If there is a collision, the program will suggest another start time (the time will be the same as the one we gave), we can either agree or completely give up (in this case we will return to the main site) or we can go back and adjust our choice accordingly. If we agree to the proposed date, we will be redirected immediately to the list of all scheduled meetings (including newly created).</text:span></text:p>
      <text:p text:style-name="P2"><text:span text:style-name="T1"/></text:p>
      <text:p text:style-name="P2"><text:span text:style-name="T1"><text:tab/>We can also view our meetings (they are sorted by the time we created them; two examples were manually added). Over each of them we have a visible date of the meeting, under each we have given exact hours when the meeting is to take place. By pressing on the name of the meeting we will be moved to a site with details about the meeting. We will have more information there (including the description and the room number where it is to take place). We have the possibility to remove each meeting after entering its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8M9S</meta:editing-duration>
    <meta:editing-cycles>10</meta:editing-cycles>
    <meta:generator>OpenOffice/4.1.1$Win32 OpenOffice.org_project/411m6$Build-9775</meta:generator>
    <dc:date>2017-04-04T20:16:24.86</dc:date>
    <meta:document-statistic meta:table-count="0" meta:image-count="0" meta:object-count="0" meta:page-count="1" meta:paragraph-count="10" meta:word-count="512" meta:character-count="2884"/>
    <meta:user-defined meta:name="Info 1"/>
    <meta:user-defined meta:name="Info 2"/>
    <meta:user-defined meta:name="Info 3"/>
    <meta:user-defined meta:name="Info 4"/>
  </office:meta>
</office:document-meta>
</file>